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sk the user 5 bits of input: Do you want to : Show/Add/Delete/clear or Quit?</text:p>
      <text:p text:style-name="Standard"/>
      <text:p text:style-name="Standard"># for copyright coded inclusion?: -*- coding: utf-8 -*- NO, built into 3</text:p>
      <text:p text:style-name="Standard"/>
      <text:p text:style-name="Standard"># Start w inventory, dict - item + price:</text:p>
      <text:p text:style-name="Standard"/>
      <text:p text:style-name="Standard"># inventory = {</text:p>
      <text:p text:style-name="Standard"># <text:s text:c="4"/>'stationery_set': 12.47, </text:p>
      <text:p text:style-name="Standard"># <text:s text:c="4"/>'planner_current_year': 10.72,</text:p>
      <text:p text:style-name="Standard"># <text:s text:c="4"/>'planner_next_year': 15.67,</text:p>
      <text:p text:style-name="Standard"># <text:s text:c="4"/>'coloring_book_themed': 10.92, </text:p>
      <text:p text:style-name="Standard"># <text:s text:c="4"/>'Parker©_pen_black': 14.97, </text:p>
      <text:p text:style-name="Standard"># <text:s text:c="4"/>'Parker©_pen_blue': 14.97,</text:p>
      <text:p text:style-name="Standard"># <text:s text:c="4"/>'Mr.Pen©_penset_multicolors': 12.95,</text:p>
      <text:p text:style-name="Standard"># <text:s text:c="4"/>'Prisma©_sketch_pencils': 19.97,</text:p>
      <text:p text:style-name="Standard"># <text:s text:c="4"/>'Prisma©_pencil_set_colors': 42.57,</text:p>
      <text:p text:style-name="Standard"># <text:s text:c="4"/>'Strathmore©_sketchpad_100': 12.67,</text:p>
      <text:p text:style-name="Standard"># <text:s text:c="4"/>'notebook': 15.69,</text:p>
      <text:p text:style-name="Standard"># <text:s text:c="4"/>'journal': 14.72,</text:p>
      <text:p text:style-name="Standard"># <text:s text:c="4"/>'password_book': 13.85,</text:p>
      <text:p text:style-name="Standard"># <text:s text:c="4"/>'address_book': 12.67,</text:p>
      <text:p text:style-name="Standard"># <text:s text:c="4"/>'mints': 8.43,</text:p>
      <text:p text:style-name="Standard"># }</text:p>
      <text:p text:style-name="Standard"/>
      <text:p text:style-name="Standard"><text:s text:c="4"/></text:p>
      <text:p text:style-name="Standard"># # empty shopping cart = list</text:p>
      <text:p text:style-name="Standard"># cart = []</text:p>
      <text:p text:style-name="Standard"># cart_total = 0</text:p>
      <text:p text:style-name="Standard"/>
      <text:p text:style-name="Standard"># # Welcome message/start:</text:p>
      <text:p text:style-name="Standard"># def welcome():</text:p>
      <text:p text:style-name="Standard"># <text:s text:c="4"/>name = input('What is your name? ').title()</text:p>
      <text:p text:style-name="Standard"># <text:s text:c="4"/>print(f'\n+++++++++++ Welcome {name} to Coding Nannah\'s High-End Stationery Store! +++++++++++')</text:p>
      <text:p text:style-name="Standard"><text:s text:c="4"/></text:p>
      <text:p text:style-name="Standard"># <text:s text:c="4"/>#print('Here is what is available to you today: )</text:p>
      <text:p text:style-name="Standard"># <text:s text:c="4"/>#cart_start()</text:p>
      <text:p text:style-name="Standard"/>
      <text:p text:style-name="Standard"><text:s text:c="4"/></text:p>
      <text:p text:style-name="Standard"># def cart_start()</text:p>
      <text:p text:style-name="Standard"><text:s text:c="4"/></text:p>
      <text:p text:style-name="Standard"># <text:s text:c="4"/>while True:</text:p>
      <text:p text:style-name="Standard"># <text:s text:c="8"/>print('\n+++++++++++=========================================================+++++++++++')</text:p>
      <text:p text:style-name="Standard"># <text:s text:c="8"/>user_response = input('What would you like to do?: ADD/DELETE/SHOW/CLEAR/QUIT ').strip().lower()</text:p>
      <text:p text:style-name="Standard"><text:s text:c="8"/></text:p>
      <text:p text:style-name="Standard"># <text:s text:c="8"/>if user_response not in {'add', 'delete', 'show', 'clear', 'quit'}:</text:p>
      <text:p text:style-name="Standard"># <text:s text:c="12"/>print('Please try again.')</text:p>
      <text:p text:style-name="Standard"><text:soft-page-break/># <text:s text:c="12"/>continue</text:p>
      <text:p text:style-name="Standard"><text:s text:c="12"/></text:p>
      <text:p text:style-name="Standard"># <text:s text:c="8"/>if user_response == 'add':</text:p>
      <text:p text:style-name="Standard"># <text:s text:c="12"/>#show inventory</text:p>
      <text:p text:style-name="Standard"># <text:s text:c="12"/>cart_add() = #add to cart</text:p>
      <text:p text:style-name="Standard"># <text:s text:c="12"/>continue</text:p>
      <text:p text:style-name="Standard"><text:s text:c="12"/></text:p>
      <text:p text:style-name="Standard"># <text:s text:c="8"/>if user_response == 'delete': </text:p>
      <text:p text:style-name="Standard"># <text:s text:c="12"/>cart_delete() = #removes item from cart</text:p>
      <text:p text:style-name="Standard"># <text:s text:c="12"/>if cart = {}:</text:p>
      <text:p text:style-name="Standard"># <text:s text:c="16"/>print(f'{name}, your cart is empty.')</text:p>
      <text:p text:style-name="Standard"># <text:s text:c="12"/>continue</text:p>
      <text:p text:style-name="Standard"><text:s text:c="12"/></text:p>
      <text:p text:style-name="Standard"># <text:s text:c="8"/>if user_response == 'show':</text:p>
      <text:p text:style-name="Standard"># <text:s text:c="12"/>cart_show() = #shows items in cart</text:p>
      <text:p text:style-name="Standard"># <text:s text:c="12"/>if cart = {}:</text:p>
      <text:p text:style-name="Standard"># <text:s text:c="16"/>print(f'{name}, your cart is empty.')</text:p>
      <text:p text:style-name="Standard"># <text:s text:c="12"/>else:</text:p>
      <text:p text:style-name="Standard"># <text:s text:c="16"/>cart_total()</text:p>
      <text:p text:style-name="Standard"># <text:s text:c="12"/>continue</text:p>
      <text:p text:style-name="Standard"><text:s text:c="8"/></text:p>
      <text:p text:style-name="Standard"># <text:s text:c="8"/>if user_response == 'clear':</text:p>
      <text:p text:style-name="Standard"># <text:s text:c="12"/>cart_clear() = #empties cart</text:p>
      <text:p text:style-name="Standard"># <text:s text:c="12"/>print(f'{name}, your cart is empty.')</text:p>
      <text:p text:style-name="Standard"># <text:s text:c="12"/>continue</text:p>
      <text:p text:style-name="Standard"><text:s text:c="4"/></text:p>
      <text:p text:style-name="Standard"># <text:s text:c="8"/>if user_response == 'quit':</text:p>
      <text:p text:style-name="Standard"># <text:s text:c="12"/>#cart_quit() = final cart + prices (float + sales tax?)</text:p>
      <text:p text:style-name="Standard"># <text:s text:c="12"/>if cart = {}:</text:p>
      <text:p text:style-name="Standard"># <text:s text:c="16"/>print(f'{name}, your cart is empty.')</text:p>
      <text:p text:style-name="Standard"># <text:s text:c="12"/>else:</text:p>
      <text:p text:style-name="Standard"># <text:s text:c="16"/>print('\n+++++++++++=========================================================+++++++++++')</text:p>
      <text:p text:style-name="Standard"># <text:s text:c="16"/>print(f'{name}, here is your {cart_total(): '}</text:p>
      <text:p text:style-name="Standard"># <text:s text:c="12"/>break</text:p>
      <text:p text:style-name="Standard"><text:s text:c="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6:59:46.577000000</meta:creation-date>
    <dc:date>2022-09-17T17:00:22.353000000</dc:date>
    <meta:editing-duration>PT35S</meta:editing-duration>
    <meta:editing-cycles>1</meta:editing-cycles>
    <meta:document-statistic meta:table-count="0" meta:image-count="0" meta:object-count="0" meta:page-count="2" meta:paragraph-count="75" meta:word-count="305" meta:character-count="2600" meta:non-whitespace-character-count="1803"/>
    <meta:generator>LibreOffice/7.2.7.2$Windows_X86_64 LibreOffice_project/8d71d29d553c0f7dcbfa38fbfda25ee34cce99a2</meta:generator>
  </office:meta>
</office:document-meta>
</file>